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 style:font-pitch="variable"/>
    <style:font-face style:name="Overpass1" svg:font-family="Overpass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top" draw:auto-grow-height="false" fo:min-height="12.5cm" fo:min-width="6.35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2.616cm" fo:min-width="3.366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2.616cm" fo:min-width="3.366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72cm" fo:min-width="4.822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72cm" fo:min-width="5.822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72cm" fo:min-width="4.822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72cm" fo:min-width="4.822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2.616cm" fo:min-width="3.366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282cm" fo:min-width="2.032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282cm" fo:min-width="2.032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1.254cm" fo:min-width="1.404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282cm" fo:min-width="2.032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282cm" fo:min-width="2.032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1.254cm" fo:min-width="1.404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282cm" fo:min-width="2.032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282cm" fo:min-width="2.032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1.254cm" fo:min-width="1.404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106cm" svg:stroke-color="#ffffff" draw:marker-start-width="0.359cm" draw:marker-end="Arrowheads_20_1" draw:marker-end-width="0.359cm" draw:textarea-vertical-align="middle" fo:padding-top="0.178cm" fo:padding-bottom="0.178cm" fo:padding-left="0.303cm" fo:padding-right="0.303cm"/>
    </style:style>
    <style:style style:name="gr19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72cm" fo:min-width="4.822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draw:stroke="dash" draw:stroke-dash="Long_20_Dash" svg:stroke-width="0.106cm" svg:stroke-color="#e8f2a1" draw:marker-start-width="0.359cm" draw:marker-end="Arrowheads_20_1" draw:marker-end-width="0.359cm" svg:stroke-linecap="butt" draw:textarea-vertical-align="middle" fo:padding-top="0.178cm" fo:padding-bottom="0.178cm" fo:padding-left="0.303cm" fo:padding-right="0.303cm"/>
    </style:style>
    <style:style style:name="gr21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088cm" fo:min-width="0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draw:stroke="dash" draw:stroke-dash="Long_20_Dash" svg:stroke-width="0.106cm" svg:stroke-color="#ff972f" draw:marker-start-width="0.359cm" draw:marker-end-width="0.359cm" svg:stroke-linecap="butt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dash" draw:stroke-dash="Long_20_Dash" svg:stroke-width="0.106cm" svg:stroke-color="#ff972f" draw:marker-start-width="0.359cm" draw:marker-end="Arrowheads_20_1" draw:marker-end-width="0.359cm" svg:stroke-linecap="butt" draw:textarea-vertical-align="middle" fo:padding-top="0.178cm" fo:padding-bottom="0.178cm" fo:padding-left="0.303cm" fo:padding-right="0.303cm"/>
    </style:style>
    <style:style style:name="gr24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72cm" fo:min-width="3.022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svg:stroke-width="0.106cm" svg:stroke-color="#81d41a" draw:marker-start-width="0.359cm" draw:marker-end="Arrowheads_20_1" draw:marker-end-width="0.359cm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5983b0" draw:marker-start-width="0.359cm" draw:marker-end="Arrowheads_20_1" draw:marker-end-width="0.359cm" draw:textarea-vertical-align="middle" fo:padding-top="0.178cm" fo:padding-bottom="0.178cm" fo:padding-left="0.303cm" fo:padding-right="0.303cm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fo:min-height="11.179cm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  <style:text-properties fo:color="#ffffff" loext:opacity="100%" style:font-name="Overpass1" fo:font-size="12pt" style:letter-kerning="true" style:font-name-asian="Linux Libertine G" style:font-size-asian="18pt" style:font-size-complex="18pt"/>
    </style:style>
    <style:style style:name="P2" style:family="paragraph">
      <loext:graphic-properties draw:fill-color="#1f2c23"/>
      <style:paragraph-properties fo:margin-left="0cm" fo:margin-right="0cm" fo:text-align="center" fo:text-indent="0cm" style:writing-mode="lr-tb"/>
      <style:text-properties fo:color="#ffffff" loext:opacity="100%" loext:color-lum-mod="100%" loext:color-lum-off="0%" style:font-name="Overpass1" fo:font-size="12pt" style:letter-kerning="true" style:font-name-asian="Linux Libertine G" style:font-size-asian="18pt" style:font-size-complex="18pt"/>
    </style:style>
    <style:style style:name="P3" style:family="paragraph">
      <loext:graphic-properties draw:fill-color="#374d3d"/>
      <style:paragraph-properties fo:margin-left="0cm" fo:margin-right="0cm" fo:text-align="center" fo:text-indent="0cm" style:writing-mode="lr-tb"/>
      <style:text-properties fo:color="#ffffff" loext:opacity="100%" loext:color-lum-mod="100%" loext:color-lum-off="0%" style:font-name="Overpass1" fo:font-size="12pt" style:letter-kerning="true" style:font-name-asian="Linux Libertine G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color="#ffffff" loext:opacity="100%" style:font-name="Overpass1" fo:font-size="12pt" style:letter-kerning="true" style:font-name-asian="Linux Libertine G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idden Connections</presentation:footer-decl>
      <presentation:date-time-decl presentation:name="dtd1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2" draw:layer="layout" svg:width="7.1cm" svg:height="13cm" svg:x="9cm" svg:y="1cm">
          <text:p text:style-name="P1"><text:span text:style-name="T1">infr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cm" svg:height="3cm" svg:x="3cm" svg:y="6cm">
          <text:p text:style-name="P1"><text:span text:style-name="T1">backend{1-3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cm" svg:height="3cm" svg:x="3cm" svg:y="2cm">
          <text:p text:style-name="P1"><text:span text:style-name="T1">write{1-3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" draw:id="id1" draw:layer="layout" svg:width="5.4cm" svg:height="1cm" svg:x="13.6cm" svg:y="6cm">
          <text:p text:style-name="P1"><text:span text:style-name="T1">Nginx write lb</text:span></text:p>
          <text:p text:style-name="P1"><text:span text:style-name="T1">Port : 41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6.4cm" svg:height="1cm" svg:x="12.6cm" svg:y="12cm">
          <text:p text:style-name="P1"><text:span text:style-name="T1">Nginx L3 memberlist lb</text:span></text:p>
          <text:p text:style-name="P1"><text:span text:style-name="T1">Port : 794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5" draw:id="id5" draw:layer="layout" svg:width="5.4cm" svg:height="1cm" svg:x="13.6cm" svg:y="10cm">
          <text:p text:style-name="P1"><text:span text:style-name="T1">Nginx L3 read lb</text:span></text:p>
          <text:p text:style-name="P1"><text:span text:style-name="T1">Port : 61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3" draw:id="id3" draw:layer="layout" svg:width="5.4cm" svg:height="1cm" svg:x="13.6cm" svg:y="8cm">
          <text:p text:style-name="P1"><text:span text:style-name="T1">Nginx L3 backend lb </text:span></text:p>
          <text:p text:style-name="P1"><text:span text:style-name="T1">Port : 51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4cm" svg:height="3cm" svg:x="3cm" svg:y="10cm">
          <text:p text:style-name="P1"><text:span text:style-name="T1">read{1-2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2" draw:id="id2" draw:layer="layout" svg:width="2.6cm" svg:height="0.6cm" svg:x="5.4cm" svg:y="2.4cm">
          <text:p text:style-name="P1"><text:span text:style-name="T1">port : 31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8" draw:id="id8" draw:layer="layout" svg:width="2.6cm" svg:height="0.6cm" svg:x="5.4cm" svg:y="3.4cm">
          <text:p text:style-name="P1"><text:span text:style-name="T1">port : 794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14" draw:id="id14" draw:layer="layout" svg:width="2cm" svg:height="1.6cm" svg:x="3.2cm" svg:y="2.4cm">
          <text:p text:style-name="P1"><text:span text:style-name="T1">ring </text:span></text:p>
          <text:p text:style-name="P1"><text:span text:style-name="T1">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4" draw:id="id4" draw:layer="layout" svg:width="2.6cm" svg:height="0.6cm" svg:x="5.4cm" svg:y="6.4cm">
          <text:p text:style-name="P1"><text:span text:style-name="T1">port : 31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xml:id="id9" draw:id="id9" draw:layer="layout" svg:width="2.6cm" svg:height="0.6cm" svg:x="5.4cm" svg:y="7.4cm">
          <text:p text:style-name="P1"><text:span text:style-name="T1">port : 794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13" draw:id="id13" draw:layer="layout" svg:width="2cm" svg:height="1.6cm" svg:x="3.2cm" svg:y="6.4cm">
          <text:p text:style-name="P1"><text:span text:style-name="T1">ring </text:span></text:p>
          <text:p text:style-name="P1"><text:span text:style-name="T1">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6" draw:id="id6" draw:layer="layout" svg:width="2.6cm" svg:height="0.6cm" svg:x="5.4cm" svg:y="10.4cm">
          <text:p text:style-name="P1"><text:span text:style-name="T1">port : 31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10" draw:id="id10" draw:layer="layout" svg:width="2.6cm" svg:height="0.6cm" svg:x="5.4cm" svg:y="11.4cm">
          <text:p text:style-name="P1"><text:span text:style-name="T1">port : 794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xml:id="id12" draw:id="id12" draw:layer="layout" svg:width="2cm" svg:height="1.6cm" svg:x="3.2cm" svg:y="10.4cm">
          <text:p text:style-name="P1"><text:span text:style-name="T1">ring </text:span></text:p>
          <text:p text:style-name="P1"><text:span text:style-name="T1">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4" draw:layer="layout" svg:x1="13.6cm" svg:y1="6.5cm" svg:x2="8cm" svg:y2="2.7cm" draw:start-shape="id1" draw:start-glue-point="3" draw:end-shape="id2" draw:end-glue-point="1" svg:d="M13600 6500h-2799v-3800h-2801" svg:viewBox="0 0 5601 3801">
          <text:p/>
        </draw:connector>
        <draw:connector draw:style-name="gr18" draw:text-style-name="P4" draw:layer="layout" svg:x1="13.6cm" svg:y1="8.5cm" svg:x2="8cm" svg:y2="6.7cm" draw:start-shape="id3" draw:start-glue-point="3" draw:end-shape="id4" draw:end-glue-point="1" svg:d="M13600 8500h-2799v-1800h-2801" svg:viewBox="0 0 5601 1801">
          <text:p/>
        </draw:connector>
        <draw:connector draw:style-name="gr18" draw:text-style-name="P4" draw:layer="layout" svg:x1="13.6cm" svg:y1="10.5cm" svg:x2="8cm" svg:y2="10.7cm" draw:start-shape="id5" draw:start-glue-point="3" draw:end-shape="id6" draw:end-glue-point="1" svg:d="M13600 10500h-2799v200h-2801" svg:viewBox="0 0 5601 201">
          <text:p/>
        </draw:connector>
        <draw:custom-shape draw:style-name="gr19" draw:text-style-name="P3" xml:id="id16" draw:id="id16" draw:layer="layout" svg:width="5.4cm" svg:height="1cm" svg:x="13.8cm" svg:y="2.4cm">
          <text:p text:style-name="P1"><text:span text:style-name="T1">GEL L7 Routing Gateway</text:span></text:p>
          <text:p text:style-name="P1"><text:span text:style-name="T1">Port : 31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4" draw:layer="layout" svg:x1="12.6cm" svg:y1="12.5cm" svg:x2="8cm" svg:y2="3.7cm" draw:start-shape="id7" draw:start-glue-point="3" draw:end-shape="id8" draw:end-glue-point="1" svg:d="M12600 12500h-2299v-8800h-2301" svg:viewBox="0 0 4601 8801">
          <text:p/>
        </draw:connector>
        <draw:connector draw:style-name="gr20" draw:text-style-name="P4" draw:layer="layout" svg:x1="12.6cm" svg:y1="12.5cm" svg:x2="8cm" svg:y2="7.7cm" draw:start-shape="id7" draw:start-glue-point="3" draw:end-shape="id9" draw:end-glue-point="1" svg:d="M12600 12500h-2299v-4800h-2301" svg:viewBox="0 0 4601 4801">
          <text:p/>
        </draw:connector>
        <draw:connector draw:style-name="gr20" draw:text-style-name="P4" draw:layer="layout" svg:x1="12.6cm" svg:y1="12.5cm" svg:x2="8cm" svg:y2="11.7cm" draw:start-shape="id7" draw:start-glue-point="3" draw:end-shape="id10" draw:end-glue-point="1" svg:d="M12600 12500h-2299v-800h-2301" svg:viewBox="0 0 4601 801">
          <text:p/>
        </draw:connector>
        <draw:custom-shape draw:style-name="gr21" draw:text-style-name="P3" xml:id="id11" draw:id="id11" draw:layer="layout" svg:width="0.4cm" svg:height="0.4cm" svg:x="1.8cm" svg:y="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4" draw:layer="layout" svg:x1="2cm" svg:y1="14cm" svg:x2="3.2cm" svg:y2="11.2cm" draw:start-shape="id11" draw:start-glue-point="0" draw:end-shape="id12" draw:end-glue-point="3" svg:d="M2000 14000v-2800h1200" svg:viewBox="0 0 1201 2801">
          <text:p/>
        </draw:connector>
        <draw:connector draw:style-name="gr22" draw:text-style-name="P4" draw:layer="layout" svg:x1="2cm" svg:y1="14cm" svg:x2="3.2cm" svg:y2="7.2cm" draw:start-shape="id11" draw:start-glue-point="0" draw:end-shape="id13" draw:end-glue-point="3" svg:d="M2000 14000v-6800h1200" svg:viewBox="0 0 1201 6801">
          <text:p/>
        </draw:connector>
        <draw:connector draw:style-name="gr22" draw:text-style-name="P4" draw:layer="layout" svg:x1="2cm" svg:y1="14cm" svg:x2="3.2cm" svg:y2="3.2cm" draw:start-shape="id11" draw:start-glue-point="0" draw:end-shape="id14" draw:end-glue-point="3" svg:d="M2000 14000v-10800h1200" svg:viewBox="0 0 1201 10801">
          <text:p/>
        </draw:connector>
        <draw:connector draw:style-name="gr23" draw:text-style-name="P4" draw:layer="layout" svg:x1="2.2cm" svg:y1="14.2cm" svg:x2="19cm" svg:y2="12.5cm" draw:start-shape="id11" draw:start-glue-point="1" draw:end-shape="id7" draw:end-glue-point="1" svg:d="M2200 14200h17301v-1700h-501" svg:viewBox="0 0 17302 1701">
          <text:p/>
        </draw:connector>
        <draw:custom-shape draw:style-name="gr24" draw:text-style-name="P3" xml:id="id15" draw:id="id15" draw:layer="layout" svg:width="3.6cm" svg:height="1cm" svg:x="22.6cm" svg:y="3.4cm">
          <text:p text:style-name="P1"><text:span text:style-name="T1">Cli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4" draw:layer="layout" svg:x1="22.6cm" svg:y1="3.9cm" svg:x2="19.2cm" svg:y2="2.9cm" draw:start-shape="id15" draw:start-glue-point="3" draw:end-shape="id16" draw:end-glue-point="1" svg:d="M22600 3900h-1699v-1000h-1701" svg:viewBox="0 0 3401 1001">
          <text:p/>
        </draw:connector>
        <draw:connector draw:style-name="gr26" draw:text-style-name="P4" draw:layer="layout" draw:line-skew="0cm -2.101cm" svg:x1="13.8cm" svg:y1="2.9cm" svg:x2="19cm" svg:y2="10.5cm" draw:start-shape="id16" draw:start-glue-point="3" draw:end-shape="id5" draw:end-glue-point="1" svg:d="M13800 2900h-500v1700h6201v5900h-501" svg:viewBox="0 0 6202 7601">
          <text:p/>
        </draw:connector>
        <draw:connector draw:style-name="gr26" draw:text-style-name="P4" draw:layer="layout" draw:line-skew="0cm -1.101cm" svg:x1="13.8cm" svg:y1="2.9cm" svg:x2="19cm" svg:y2="8.5cm" draw:start-shape="id16" draw:start-glue-point="3" draw:end-shape="id3" draw:end-glue-point="1" svg:d="M13800 2900h-500v1700h6201v3900h-501" svg:viewBox="0 0 6202 5601">
          <text:p/>
        </draw:connector>
        <draw:connector draw:style-name="gr26" draw:text-style-name="P4" draw:layer="layout" draw:line-skew="0cm -0.101cm" svg:x1="13.8cm" svg:y1="2.9cm" svg:x2="19cm" svg:y2="6.5cm" draw:start-shape="id16" draw:start-glue-point="3" draw:end-shape="id1" draw:end-glue-point="1" svg:d="M13800 2900h-500v1700h6201v1900h-501" svg:viewBox="0 0 6202 3601">
          <text:p/>
        </draw:connector>
        <presentation:notes draw:style-name="dp2">
          <draw:page-thumbnail draw:style-name="gr27" draw:layer="layout" svg:width="16.932cm" svg:height="9.524cm" svg:x="1.058cm" svg:y="1.93cm" draw:page-number="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 style:font-pitch="variable"/>
    <style:font-face style:name="Overpass1" svg:font-family="Overpass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textarea-horizontal-align="left" draw:textarea-vertical-align="middle" draw:auto-grow-height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 draw:gradient-step-count="64"/>
      <style:text-properties style:letter-kerning="true"/>
    </style:style>
    <style:style style:name="default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loext:color-lum-mod="100%" loext:color-lum-off="0%" style:font-name="Overpass1" fo:font-family="Overpass" style:font-style-name="Regular" style:font-pitch="variable" fo:font-size="12pt" style:letter-kerning="true"/>
    </style:style>
    <style:style style:name="default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default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horizontal-align="justify" draw:textarea-vertical-align="middle" draw:auto-grow-height="fals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fals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vider-background" style:family="presentation">
      <style:graphic-properties draw:stroke="none" draw:fill="solid" draw:fill-color="#000000" draw:gradient-step-count="64"/>
      <style:text-properties style:letter-kerning="true"/>
    </style:style>
    <style:style style:name="divider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loext:color-lum-mod="100%" loext:color-lum-off="0%" style:font-name="Overpass1" fo:font-family="Overpass" style:font-style-name="Regular" style:font-pitch="variable" fo:font-size="12pt" style:letter-kerning="true"/>
    </style:style>
    <style:style style:name="divider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divider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outline2" style:family="presentation" style:parent-style-name="divider-outline1">
      <style:paragraph-properties fo:margin-top="0.4cm" fo:margin-bottom="0cm"/>
      <style:text-properties fo:font-size="28pt" style:font-size-asian="28pt" style:font-size-complex="28pt"/>
    </style:style>
    <style:style style:name="divider-outline3" style:family="presentation" style:parent-style-name="divider-outline2">
      <style:paragraph-properties fo:margin-top="0.3cm" fo:margin-bottom="0cm"/>
      <style:text-properties fo:font-size="24pt" style:font-size-asian="24pt" style:font-size-complex="24pt"/>
    </style:style>
    <style:style style:name="divider-outline4" style:family="presentation" style:parent-style-name="divider-outline3">
      <style:paragraph-properties fo:margin-top="0.2cm" fo:margin-bottom="0cm"/>
      <style:text-properties fo:font-size="20pt" style:font-size-asian="20pt" style:font-size-complex="20pt"/>
    </style:style>
    <style:style style:name="divider-outline5" style:family="presentation" style:parent-style-name="divider-outline4">
      <style:paragraph-properties fo:margin-top="0.1cm" fo:margin-bottom="0cm"/>
      <style:text-properties fo:font-size="20pt" style:font-size-asian="20pt" style:font-size-complex="20pt"/>
    </style:style>
    <style:style style:name="divider-outline6" style:family="presentation" style:parent-style-name="divider-outline5">
      <style:paragraph-properties fo:margin-top="0.1cm" fo:margin-bottom="0cm"/>
      <style:text-properties fo:font-size="20pt" style:font-size-asian="20pt" style:font-size-complex="20pt"/>
    </style:style>
    <style:style style:name="divider-outline7" style:family="presentation" style:parent-style-name="divider-outline6">
      <style:paragraph-properties fo:margin-top="0.1cm" fo:margin-bottom="0cm"/>
      <style:text-properties fo:font-size="20pt" style:font-size-asian="20pt" style:font-size-complex="20pt"/>
    </style:style>
    <style:style style:name="divider-outline8" style:family="presentation" style:parent-style-name="divider-outline7">
      <style:paragraph-properties fo:margin-top="0.1cm" fo:margin-bottom="0cm"/>
      <style:text-properties fo:font-size="20pt" style:font-size-asian="20pt" style:font-size-complex="20pt"/>
    </style:style>
    <style:style style:name="divider-outline9" style:family="presentation" style:parent-style-name="divider-outline8">
      <style:paragraph-properties fo:margin-top="0.1cm" fo:margin-bottom="0cm"/>
      <style:text-properties fo:font-size="20pt" style:font-size-asian="20pt" style:font-size-complex="20pt"/>
    </style:style>
    <style:style style:name="divider-subtitle" style:family="presentation">
      <style:graphic-properties draw:stroke="none" draw:fill="none" draw:textarea-horizontal-align="justify" draw:textarea-vertical-align="middle" draw:auto-grow-height="false">
        <text:list-style style:name="divi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title" style:family="presentation">
      <style:graphic-properties draw:stroke="none" draw:fill="none" draw:textarea-vertical-align="middle" draw:auto-grow-height="false">
        <text:list-style style:name="divi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ver-background" style:family="presentation">
      <style:graphic-properties draw:stroke="none" draw:fill="solid" draw:fill-color="#000000" draw:gradient-step-count="64"/>
      <style:text-properties style:letter-kerning="true"/>
    </style:style>
    <style:style style:name="cover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loext:color-lum-mod="100%" loext:color-lum-off="0%" style:font-name="Overpass1" fo:font-family="Overpass" style:font-style-name="Regular" style:font-pitch="variable" fo:font-size="12pt" style:letter-kerning="true"/>
    </style:style>
    <style:style style:name="cover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cover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outline2" style:family="presentation" style:parent-style-name="cover-outline1">
      <style:paragraph-properties fo:margin-top="0.4cm" fo:margin-bottom="0cm"/>
      <style:text-properties fo:font-size="28pt" style:font-size-asian="28pt" style:font-size-complex="28pt"/>
    </style:style>
    <style:style style:name="cover-outline3" style:family="presentation" style:parent-style-name="cover-outline2">
      <style:paragraph-properties fo:margin-top="0.3cm" fo:margin-bottom="0cm"/>
      <style:text-properties fo:font-size="24pt" style:font-size-asian="24pt" style:font-size-complex="24pt"/>
    </style:style>
    <style:style style:name="cover-outline4" style:family="presentation" style:parent-style-name="cover-outline3">
      <style:paragraph-properties fo:margin-top="0.2cm" fo:margin-bottom="0cm"/>
      <style:text-properties fo:font-size="20pt" style:font-size-asian="20pt" style:font-size-complex="20pt"/>
    </style:style>
    <style:style style:name="cover-outline5" style:family="presentation" style:parent-style-name="cover-outline4">
      <style:paragraph-properties fo:margin-top="0.1cm" fo:margin-bottom="0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.1cm" fo:margin-bottom="0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.1cm" fo:margin-bottom="0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.1cm" fo:margin-bottom="0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.1cm" fo:margin-bottom="0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horizontal-align="justify" draw:textarea-vertical-align="top" draw:auto-grow-height="fals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bottom" draw:auto-grow-height="fals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 draw:gradient-step-count="6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/>
      <style:paragraph-properties style:writing-mode="lr-tb"/>
    </style:style>
    <style:style style:name="Mgr4" style:family="graphic" style:parent-style-name="standard">
      <style:graphic-properties draw:stroke="none" svg:stroke-width="0cm" draw:fill="solid" draw:fill-color="#719d7d" draw:textarea-vertical-align="middle" draw:auto-grow-height="false" draw:fit-to-size="false" style:shrink-to-fit="false" fo:min-height="15.242cm" fo:min-width="7.805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19d7d" draw:textarea-vertical-align="middle" draw:auto-grow-height="false" draw:fit-to-size="false" style:shrink-to-fit="false" fo:min-height="0.099cm" fo:min-width="27.492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" style:family="presentation" style:parent-style-name="divi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ivi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cov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cov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</style:style>
    <style:style style:name="MP7" style:family="paragraph">
      <loext:graphic-properties draw:fill="solid" draw:fill-color="#719d7d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6cm" svg:height="2.257cm" svg:x="1cm" svg:y="1cm" presentation:class="title" presentation:placeholder="true">
        <draw:text-box/>
      </draw:frame>
      <draw:frame presentation:style-name="default-outline1" draw:layer="backgroundobjects" svg:width="26cm" svg:height="10.285cm" svg:x="1cm" svg:y="3.685cm" presentation:class="outline" presentation:placeholder="true">
        <draw:text-box/>
      </draw:frame>
      <draw:frame presentation:style-name="Mpr1" draw:text-style-name="MP5" draw:layer="backgroundobjects" svg:width="5.484cm" svg:height="1.355cm" svg:x="14.478cm" svg:y="14.393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7.15cm" svg:height="1.357cm" svg:x="6.35cm" svg:y="14.393cm" presentation:class="footer">
        <draw:text-box>
          <text:p text:style-name="MP6"><presentation:footer/></text:p>
        </draw:text-box>
      </draw:frame>
      <draw:frame presentation:style-name="Mpr1" draw:text-style-name="MP6" draw:layer="backgroundobjects" svg:width="6.523cm" svg:height="1.357cm" svg:x="20.977cm" svg:y="14.393cm" presentation:class="page-number">
        <draw:text-box>
          <text:p text:style-name="MP6"><text:page-number>&lt;number&gt;</text:page-number></text:p>
        </draw:text-box>
      </draw:frame>
      <draw:frame draw:style-name="Mgr3" draw:text-style-name="MP5" draw:layer="backgroundobjects" svg:width="4.826cm" svg:height="1.357cm" svg:x="0.508cm" svg:y="14.393cm">
        <draw:text-box>
          <text:p>GEL VM Architecture</text:p>
        </draw:text-box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" style:page-layout-name="PM1" draw:style-name="Mdp1">
      <draw:frame presentation:style-name="divider-title" draw:layer="backgroundobjects" svg:width="18.05cm" svg:height="6.232cm" svg:x="1cm" svg:y="4.759cm" presentation:class="title" presentation:placeholder="true">
        <draw:text-box/>
      </draw:fram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draw:custom-shape draw:name="Google Shape;26;p6" draw:style-name="Mgr4" draw:text-style-name="MP7" draw:layer="backgroundobjects" svg:width="8.312cm" svg:height="15.749cm" svg:x="19.68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ivider-outline1" draw:layer="backgroundobjects" svg:width="6.934cm" svg:height="13.734cm" svg:x="20.066cm" svg:y="1.016cm" presentation:class="outline" presentation:placeholder="true">
        <draw:text-box/>
      </draw:frame>
      <presentation:notes style:page-layout-name="PM2">
        <draw:page-thumbnail presentation:style-name="divider-title" draw:layer="backgroundobjects" svg:width="16.932cm" svg:height="9.524cm" svg:x="1.058cm" svg:y="1.93cm" presentation:class="page"/>
        <draw:frame presentation:style-name="divider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" style:page-layout-name="PM1" draw:style-name="Mdp1">
      <draw:frame presentation:style-name="cover-title" draw:layer="backgroundobjects" svg:width="13cm" svg:height="8.652cm" svg:x="0.5cm" svg:y="1cm" presentation:class="title" presentation:placeholder="true">
        <draw:text-box/>
      </draw:frame>
      <draw:frame presentation:style-name="cover-outline1" draw:layer="backgroundobjects" svg:width="13cm" svg:height="3.373cm" svg:x="0.5cm" svg:y="10.414cm" presentation:class="outline" presentation:placeholder="true">
        <draw:text-box/>
      </draw:frame>
      <draw:custom-shape draw:name="Google Shape;13;p2" draw:style-name="Mgr5" draw:text-style-name="MP7" draw:layer="backgroundobjects" svg:width="27.999cm" svg:height="0.606cm" svg:x="0cm" svg:y="13.7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presentation:notes style:page-layout-name="PM2">
        <draw:page-thumbnail presentation:style-name="cover-title" draw:layer="backgroundobjects" svg:width="16.932cm" svg:height="9.524cm" svg:x="1.058cm" svg:y="1.93cm" presentation:class="page"/>
        <draw:frame presentation:style-name="cover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  <dc:date>2023-05-11T23:01:43.928697346</dc:date>
    <meta:editing-duration>P1DT11H55M23S</meta:editing-duration>
    <meta:editing-cycles>60</meta:editing-cycles>
    <meta:document-statistic meta:object-count="78"/>
  </office:meta>
</office:document-meta>
</file>